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6" style:family="table-cell" style:parent-style-name="Default">
      <style:text-properties fo:font-size="8.5pt" style:font-size-asian="8.5pt" style:font-size-complex="8.5pt"/>
    </style:style>
    <style:style style:name="ce47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58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9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0"/>
          <table:table-cell table:style-name="ce41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2-25">
            <text:p>2009-02-25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2-25">
            <text:p>2009-02-25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ooc:=[.D3]" office:value-type="date" office:date-value="2009-02-25">
            <text:p>2009-02-25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0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INTEGER NOT NULL DEFAULT 0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42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Default" table:number-columns-repeated="2"/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9" office:value-type="string" table:number-columns-spanned="2" table:number-rows-spanned="1">
            <text:p>EEField</text:p>
          </table:table-cell>
          <table:covered-table-cell table:style-name="ce4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table:formula="oooc:=[.N66]" office:value-type="string" office:string-value="EEGroupId">
            <text:p>EEGroupId</text:p>
          </table:table-cell>
          <table:table-cell table:style-name="ce19" table:formula="oooc:=[.O66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N70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2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46"/>
        <table:table-column table:style-name="co27" table:default-cell-style-name="ce46"/>
        <table:table-column table:style-name="co25" table:number-columns-repeated="254" table:default-cell-style-name="ce46"/>
        <table:table-row table:style-name="ro3">
          <table:table-cell table:style-name="ce44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3">
          <table:table-cell table:style-name="ce45" table:formula="oooc:=[Tables.D3]" office:value-type="date" office:date-value="2009-02-25">
            <text:p>2009-02-25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3">
          <table:table-cell/>
          <table:table-cell table:style-name="ce51" office:value-type="string">
            <text:p>);</text:p>
          </table:table-cell>
          <table:table-cell table:number-columns-repeated="254"/>
        </table:table-row>
        <table:table-row table:style-name="ro3">
          <table:table-cell table:style-name="ce47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48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47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48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47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3">
          <table:table-cell table:style-name="ce48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3">
          <table:table-cell table:style-name="ce48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48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47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48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47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3">
          <table:table-cell table:style-name="Default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 table:number-rows-repeated="417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6"/>
        <table:table-row table:style-name="ro2">
          <table:table-cell table:style-name="ce44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5" table:formula="oooc:=[Tables.D3]" office:value-type="date" office:date-value="2009-02-25">
            <text:p>2009-02-25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47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47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7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47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7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47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7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47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7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47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7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47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7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6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6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6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6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style-name="ce46" table:number-columns-repeated="2"/>
          <table:table-cell table:number-columns-repeated="143"/>
        </table:table-row>
        <table:table-row table:style-name="ro2">
          <table:table-cell table:style-name="ce47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7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48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47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49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0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0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0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 table:number-rows-repeated="65440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6"/>
        <table:table-row table:style-name="ro2">
          <table:table-cell table:style-name="ce44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45" table:formula="oooc:=[Tables.D3]" office:value-type="date" office:date-value="2009-02-25">
            <text:p>2009-02-25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48" table:formula="oooc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2" table:formula="oooc:=CONCATENATE([BASE.$B$2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B$2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N38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4" table:formula="oooc:=CONCATENATE([BASE.$B$2]; &quot;'&quot;; [Tables.N38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N39];&quot;','&quot;;[Tables.N40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N49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4" table:formula="oooc:=CONCATENATE([BASE.$B$2]; &quot;'&quot;; [Tables.N49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N50];&quot;','&quot;;[Tables.N51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N65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N65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N66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7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47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BASE.$B$1]; [Tables.N58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58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3]; &quot; &quot;; [Tables.O63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DBVersion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I18NFirstLang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58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58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58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58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58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58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58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57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2">
          <table:table-cell table:style-name="Default"/>
          <table:table-cell table:number-columns-repeated="255"/>
        </table:table-row>
        <table:table-row table:style-name="ro2" table:number-rows-repeated="653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06:48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2-25T06:48:44</dc:date>
    <meta:printed-by>Mario Yandar</meta:printed-by>
    <meta:print-date>2008-05-09T11:50:49</meta:print-date>
    <meta:editing-cycles>316</meta:editing-cycles>
    <meta:editing-duration>P3DT13H43M5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11"/>
  </office:meta>
</office:document-meta>
</file>